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1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0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0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0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4104" calcext:value-type="float">
            <text:p>54.9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0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0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0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0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0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6104" calcext:value-type="float">
            <text:p>51.8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200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9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9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4144" calcext:value-type="float">
            <text:p>51.4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9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9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9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9936" calcext:value-type="float">
            <text:p>49.7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9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9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9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2072" calcext:value-type="float">
            <text:p>48.5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9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9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8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8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8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8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8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8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7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7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7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7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7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7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NHP-PL-033</text:p>
          </table:table-cell>
          <table:table-cell office:value-type="string" calcext:value-type="string">
            <text:p>196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